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15pt" style:font-size-asian="15pt" style:font-size-complex="15pt"/>
    </style:style>
    <style:style style:name="P2" style:family="paragraph" style:parent-style-name="Standard">
      <style:paragraph-properties fo:text-align="start" style:justify-single-word="false"/>
      <style:text-properties style:font-name="Century Schoolbook L" fo:font-size="15pt" officeooo:paragraph-rsid="0020ae6f" style:font-size-asian="15pt" style:font-size-complex="15pt"/>
    </style:style>
    <style:style style:name="P3" style:family="paragraph" style:parent-style-name="Standard">
      <style:paragraph-properties fo:text-align="start" style:justify-single-word="false"/>
      <style:text-properties style:font-name="Century Schoolbook L" fo:font-size="15pt" officeooo:paragraph-rsid="0021cd7d" style:font-size-asian="15pt" style:font-size-complex="15pt"/>
    </style:style>
    <style:style style:name="P4" style:family="paragraph" style:parent-style-name="Standard">
      <style:paragraph-properties fo:text-align="start" style:justify-single-word="false"/>
      <style:text-properties style:font-name="Century Schoolbook L" fo:font-size="15pt" officeooo:rsid="00228e04" officeooo:paragraph-rsid="00228e04" style:font-size-asian="15pt" style:font-size-complex="15pt"/>
    </style:style>
    <style:style style:name="P5" style:family="paragraph" style:parent-style-name="Standard">
      <style:paragraph-properties fo:text-align="start" style:justify-single-word="false"/>
      <style:text-properties style:font-name="Century Schoolbook L" fo:font-size="15pt" officeooo:rsid="0020b31a" officeooo:paragraph-rsid="0020ae6f" style:font-size-asian="15pt" style:font-size-complex="15pt"/>
    </style:style>
    <style:style style:name="P6" style:family="paragraph" style:parent-style-name="Standard">
      <style:paragraph-properties fo:text-align="start" style:justify-single-word="false"/>
      <style:text-properties style:font-name="Century Schoolbook L" fo:font-size="15pt" officeooo:rsid="0021cd7d" officeooo:paragraph-rsid="0021cd7d" style:font-size-asian="15pt" style:font-size-complex="15pt"/>
    </style:style>
    <style:style style:name="P7" style:family="paragraph" style:parent-style-name="Standard">
      <style:paragraph-properties fo:text-align="start" style:justify-single-word="false"/>
      <style:text-properties style:font-name="Century Schoolbook L" fo:font-size="15pt" officeooo:rsid="0021cd7d" officeooo:paragraph-rsid="0025cfe5" style:font-size-asian="15pt" style:font-size-complex="15pt"/>
    </style:style>
    <style:style style:name="P8" style:family="paragraph" style:parent-style-name="Standard">
      <style:paragraph-properties fo:text-align="start" style:justify-single-word="false"/>
      <style:text-properties style:font-name="Century Schoolbook L" fo:font-size="15pt" officeooo:rsid="0025cfe5" officeooo:paragraph-rsid="0025cfe5" style:font-size-asian="15pt" style:font-size-complex="15pt"/>
    </style:style>
    <style:style style:name="P9" style:family="paragraph" style:parent-style-name="Standard">
      <style:paragraph-properties fo:text-align="start" style:justify-single-word="false"/>
      <style:text-properties style:font-name="Century Schoolbook L" fo:font-size="15pt" officeooo:rsid="002a0225" officeooo:paragraph-rsid="00354aac" style:font-name-asian="Century Schoolbook L" style:font-size-asian="13.1000003814697pt" style:font-size-complex="15pt"/>
    </style:style>
    <style:style style:name="P10" style:family="paragraph" style:parent-style-name="Standard">
      <style:paragraph-properties fo:text-align="center" style:justify-single-word="false"/>
      <style:text-properties style:font-name="Century Schoolbook L" fo:font-size="15pt" officeooo:rsid="001890d0" officeooo:paragraph-rsid="00354aac" style:font-size-asian="13.1000003814697pt" style:font-size-complex="15pt"/>
    </style:style>
    <style:style style:name="P11" style:family="paragraph" style:parent-style-name="Standard">
      <style:paragraph-properties fo:text-align="start" style:justify-single-word="false"/>
      <style:text-properties style:font-name="Century Schoolbook L" fo:font-size="15pt" officeooo:rsid="001890d0" officeooo:paragraph-rsid="00354aac" style:font-size-asian="13.1000003814697pt" style:font-size-complex="15pt"/>
    </style:style>
    <style:style style:name="P12" style:family="paragraph" style:parent-style-name="Standard">
      <style:paragraph-properties fo:text-align="start" style:justify-single-word="false"/>
      <style:text-properties style:font-name="Century Schoolbook L" fo:font-size="15pt" officeooo:rsid="001d9e5a" officeooo:paragraph-rsid="00354aac" style:font-size-asian="13.1000003814697pt" style:font-size-complex="15pt"/>
    </style:style>
    <style:style style:name="P13" style:family="paragraph" style:parent-style-name="Standard">
      <style:paragraph-properties fo:text-align="start" style:justify-single-word="false"/>
      <style:text-properties style:font-name="Century Schoolbook L" fo:font-size="15pt" officeooo:rsid="00216ad6" officeooo:paragraph-rsid="00354aac" style:font-size-asian="13.1000003814697pt" style:font-size-complex="15pt"/>
    </style:style>
    <style:style style:name="P14" style:family="paragraph" style:parent-style-name="Standard">
      <style:paragraph-properties fo:text-align="start" style:justify-single-word="false"/>
      <style:text-properties style:font-name="Century Schoolbook L" fo:font-size="15pt" officeooo:rsid="0021c85f" officeooo:paragraph-rsid="00354aac" style:font-size-asian="13.1000003814697pt" style:font-size-complex="15pt"/>
    </style:style>
    <style:style style:name="P15" style:family="paragraph" style:parent-style-name="Standard">
      <style:paragraph-properties fo:text-align="start" style:justify-single-word="false"/>
      <style:text-properties style:font-name="Century Schoolbook L" fo:font-size="15pt" officeooo:rsid="0021d738" officeooo:paragraph-rsid="00354aac" style:font-size-asian="13.1000003814697pt" style:font-size-complex="15pt"/>
    </style:style>
    <style:style style:name="P16" style:family="paragraph" style:parent-style-name="Standard">
      <style:paragraph-properties fo:text-align="start" style:justify-single-word="false"/>
      <style:text-properties style:font-name="Century Schoolbook L" fo:font-size="15pt" officeooo:rsid="002365be" officeooo:paragraph-rsid="00354aac" style:font-size-asian="13.1000003814697pt" style:font-size-complex="15pt"/>
    </style:style>
    <style:style style:name="P17" style:family="paragraph" style:parent-style-name="Standard">
      <style:paragraph-properties fo:text-align="start" style:justify-single-word="false"/>
      <style:text-properties style:font-name="Century Schoolbook L" fo:font-size="15pt" officeooo:rsid="002525fe" officeooo:paragraph-rsid="00354aac" style:font-size-asian="13.1000003814697pt" style:font-size-complex="15pt"/>
    </style:style>
    <style:style style:name="P18" style:family="paragraph" style:parent-style-name="Standard">
      <style:paragraph-properties fo:text-align="start" style:justify-single-word="false"/>
      <style:text-properties style:font-name="Century Schoolbook L" fo:font-size="15pt" officeooo:rsid="0026a108" officeooo:paragraph-rsid="00354aac" style:font-size-asian="13.1000003814697pt" style:font-size-complex="15pt"/>
    </style:style>
    <style:style style:name="P19" style:family="paragraph" style:parent-style-name="Standard">
      <style:paragraph-properties fo:text-align="start" style:justify-single-word="false"/>
      <style:text-properties style:font-name="Century Schoolbook L" fo:font-size="15pt" officeooo:rsid="00284534" officeooo:paragraph-rsid="00354aac" style:font-size-asian="13.1000003814697pt" style:font-size-complex="15pt"/>
    </style:style>
    <style:style style:name="P20" style:family="paragraph" style:parent-style-name="Standard">
      <style:paragraph-properties fo:text-align="start" style:justify-single-word="false"/>
      <style:text-properties style:font-name="Century Schoolbook L" officeooo:rsid="0025cfe5" officeooo:paragraph-rsid="0025cfe5" style:font-name-asian="Century Schoolbook L"/>
    </style:style>
    <style:style style:name="P21" style:family="paragraph" style:parent-style-name="Standard">
      <style:paragraph-properties fo:text-align="start" style:justify-single-word="false"/>
      <style:text-properties style:font-name="Century Schoolbook L" officeooo:paragraph-rsid="0025cfe5" style:font-name-asian="Century Schoolbook L"/>
    </style:style>
    <style:style style:name="P22" style:family="paragraph" style:parent-style-name="Standard">
      <style:paragraph-properties fo:text-align="start" style:justify-single-word="false"/>
      <style:text-properties style:font-name="Century Schoolbook L" fo:font-size="11pt" officeooo:paragraph-rsid="0025cfe5" style:font-name-asian="Century Schoolbook L" style:font-size-asian="11pt" style:font-size-complex="11pt"/>
    </style:style>
    <style:style style:name="P23" style:family="paragraph" style:parent-style-name="Standard">
      <style:paragraph-properties fo:text-align="start" style:justify-single-word="false"/>
      <style:text-properties style:font-name="Century Schoolbook L" fo:font-size="11pt" officeooo:rsid="002799b6" officeooo:paragraph-rsid="002799b6" style:font-name-asian="Century Schoolbook L" style:font-size-asian="11pt" style:font-size-complex="11pt"/>
    </style:style>
    <style:style style:name="P24" style:family="paragraph" style:parent-style-name="Standard">
      <style:paragraph-properties fo:text-align="start" style:justify-single-word="false"/>
      <style:text-properties style:font-name="Century Schoolbook L" fo:font-size="11pt" officeooo:rsid="002799b6" officeooo:paragraph-rsid="002b9c30" style:font-name-asian="Century Schoolbook L" style:font-size-asian="11pt" style:font-size-complex="11pt"/>
    </style:style>
    <style:style style:name="P25" style:family="paragraph" style:parent-style-name="Standard">
      <style:paragraph-properties fo:text-align="start" style:justify-single-word="false"/>
      <style:text-properties style:font-name="Century Schoolbook L" fo:font-size="11pt" officeooo:rsid="002a0817" officeooo:paragraph-rsid="002a0817" style:font-name-asian="Century Schoolbook L" style:font-size-asian="11pt" style:font-size-complex="11pt"/>
    </style:style>
    <style:style style:name="P26" style:family="paragraph" style:parent-style-name="Standard">
      <style:paragraph-properties fo:text-align="start" style:justify-single-word="false"/>
      <style:text-properties style:font-name="Century Schoolbook L" fo:font-size="11pt" officeooo:rsid="002bab72" officeooo:paragraph-rsid="002bab72" style:font-name-asian="Century Schoolbook L" style:font-size-asian="11pt" style:font-size-complex="11pt"/>
    </style:style>
    <style:style style:name="P27" style:family="paragraph" style:parent-style-name="Standard">
      <style:paragraph-properties fo:text-align="start" style:justify-single-word="false"/>
      <style:text-properties style:font-name="Century Schoolbook L" fo:font-size="11pt" officeooo:rsid="002df0b4" officeooo:paragraph-rsid="002df0b4" style:font-name-asian="Century Schoolbook L" style:font-size-asian="11pt" style:font-size-complex="11pt"/>
    </style:style>
    <style:style style:name="P28" style:family="paragraph" style:parent-style-name="Standard">
      <style:paragraph-properties fo:text-align="start" style:justify-single-word="false"/>
      <style:text-properties style:font-name="Century Schoolbook L" fo:font-size="11pt" officeooo:rsid="002f9bd1" officeooo:paragraph-rsid="002f9bd1" style:font-name-asian="Century Schoolbook L" style:font-size-asian="11pt" style:font-size-complex="11pt"/>
    </style:style>
    <style:style style:name="P29" style:family="paragraph" style:parent-style-name="Standard">
      <style:paragraph-properties fo:text-align="start" style:justify-single-word="false"/>
      <style:text-properties style:font-name="Century Schoolbook L" fo:font-size="11pt" officeooo:rsid="00357546" officeooo:paragraph-rsid="00357546" style:font-name-asian="Century Schoolbook L" style:font-size-asian="11pt" style:font-size-complex="11pt"/>
    </style:style>
    <style:style style:name="P30" style:family="paragraph" style:parent-style-name="Standard">
      <style:paragraph-properties fo:text-align="start" style:justify-single-word="false"/>
      <style:text-properties style:font-name="Century Schoolbook L" fo:font-size="11pt" officeooo:rsid="003718a3" officeooo:paragraph-rsid="003718a3" style:font-name-asian="Century Schoolbook L" style:font-size-asian="11pt" style:font-size-complex="11pt"/>
    </style:style>
    <style:style style:name="P31" style:family="paragraph" style:parent-style-name="Standard">
      <style:paragraph-properties fo:text-align="start" style:justify-single-word="false"/>
      <style:text-properties style:font-name="Century Schoolbook L" fo:font-size="11pt" officeooo:rsid="0037746d" officeooo:paragraph-rsid="0037746d" style:font-name-asian="Century Schoolbook L" style:font-size-asian="11pt" style:font-size-complex="11pt"/>
    </style:style>
    <style:style style:name="P32" style:family="paragraph" style:parent-style-name="Standard">
      <style:paragraph-properties fo:text-align="start" style:justify-single-word="false"/>
      <style:text-properties style:font-name="Century Schoolbook L" fo:font-size="11pt" officeooo:rsid="0038c028" officeooo:paragraph-rsid="0038c028" style:font-name-asian="Century Schoolbook L" style:font-size-asian="11pt" style:font-size-complex="11pt"/>
    </style:style>
    <style:style style:name="P33" style:family="paragraph" style:parent-style-name="Standard">
      <style:paragraph-properties fo:text-align="start" style:justify-single-word="false"/>
      <style:text-properties style:font-name="Century Schoolbook L" fo:font-size="11pt" officeooo:rsid="003cbbcd" officeooo:paragraph-rsid="003cbbcd" style:font-name-asian="Century Schoolbook L" style:font-size-asian="11pt" style:font-size-complex="11pt"/>
    </style:style>
    <style:style style:name="P34" style:family="paragraph" style:parent-style-name="Standard">
      <style:paragraph-properties fo:text-align="start" style:justify-single-word="false"/>
      <style:text-properties style:font-name="Century Schoolbook L" fo:font-size="11pt" officeooo:rsid="003d14f5" officeooo:paragraph-rsid="003d14f5" style:font-name-asian="Century Schoolbook L" style:font-size-asian="11pt" style:font-size-complex="11pt"/>
    </style:style>
    <style:style style:name="P35" style:family="paragraph" style:parent-style-name="Standard">
      <style:paragraph-properties fo:text-align="start" style:justify-single-word="false"/>
      <style:text-properties style:font-name="Century Schoolbook L" fo:font-size="11pt" officeooo:rsid="0041e553" officeooo:paragraph-rsid="0041e553" style:font-name-asian="Century Schoolbook L" style:font-size-asian="11pt" style:font-size-complex="11pt"/>
    </style:style>
    <style:style style:name="P36" style:family="paragraph" style:parent-style-name="Standard">
      <style:paragraph-properties fo:text-align="start" style:justify-single-word="false"/>
      <style:text-properties style:font-name="Century Schoolbook L" fo:font-size="11pt" officeooo:rsid="0041e553" officeooo:paragraph-rsid="00425243" style:font-name-asian="Century Schoolbook L" style:font-size-asian="11pt" style:font-size-complex="11pt"/>
    </style:style>
    <style:style style:name="P37" style:family="paragraph" style:parent-style-name="Standard">
      <style:paragraph-properties fo:text-align="start" style:justify-single-word="false"/>
      <style:text-properties style:font-name="Century Schoolbook L" fo:font-size="11pt" officeooo:rsid="0041e553" officeooo:paragraph-rsid="0042de05" style:font-name-asian="Century Schoolbook L" style:font-size-asian="11pt" style:font-size-complex="11pt"/>
    </style:style>
    <style:style style:name="P38" style:family="paragraph" style:parent-style-name="Standard">
      <style:paragraph-properties fo:text-align="start" style:justify-single-word="false"/>
      <style:text-properties style:font-name="Century Schoolbook L" fo:font-size="11pt" officeooo:rsid="0041e553" officeooo:paragraph-rsid="0044d3d0" style:font-name-asian="Century Schoolbook L" style:font-size-asian="11pt" style:font-size-complex="11pt"/>
    </style:style>
    <style:style style:name="P39" style:family="paragraph" style:parent-style-name="Standard">
      <style:paragraph-properties fo:text-align="start" style:justify-single-word="false"/>
      <style:text-properties style:font-name="Century Schoolbook L" fo:font-size="11pt" officeooo:rsid="00464895" officeooo:paragraph-rsid="00464895" style:font-name-asian="Century Schoolbook L" style:font-size-asian="11pt" style:font-size-complex="11pt"/>
    </style:style>
    <style:style style:name="P40" style:family="paragraph" style:parent-style-name="Standard">
      <style:paragraph-properties fo:text-align="start" style:justify-single-word="false"/>
      <style:text-properties style:font-name="Century Schoolbook L" fo:font-size="11pt" officeooo:rsid="00484b7e" officeooo:paragraph-rsid="00484b7e" style:font-name-asian="Century Schoolbook L" style:font-size-asian="11pt" style:font-size-complex="11pt"/>
    </style:style>
    <style:style style:name="P41" style:family="paragraph" style:parent-style-name="Standard">
      <style:paragraph-properties fo:text-align="start" style:justify-single-word="false"/>
      <style:text-properties style:font-name="Century Schoolbook L" fo:font-size="11pt" officeooo:rsid="0049a875" officeooo:paragraph-rsid="0049a875" style:font-name-asian="Century Schoolbook L" style:font-size-asian="11pt" style:font-size-complex="11pt"/>
    </style:style>
    <style:style style:name="P42" style:family="paragraph" style:parent-style-name="Standard">
      <style:paragraph-properties fo:text-align="start" style:justify-single-word="false"/>
      <style:text-properties style:font-name="Century Schoolbook L" fo:font-size="11pt" officeooo:rsid="004b170c" officeooo:paragraph-rsid="004b170c" style:font-name-asian="Century Schoolbook L" style:font-size-asian="11pt" style:font-size-complex="11pt"/>
    </style:style>
    <style:style style:name="P43" style:family="paragraph" style:parent-style-name="Standard">
      <style:paragraph-properties fo:text-align="start" style:justify-single-word="false"/>
      <style:text-properties style:font-name="Century Schoolbook L" fo:font-size="11pt" officeooo:rsid="00354aac" officeooo:paragraph-rsid="00354aac" style:font-name-asian="Century Schoolbook L" style:font-size-asian="11pt" style:font-size-complex="11pt"/>
    </style:style>
    <style:style style:name="P44" style:family="paragraph" style:parent-style-name="Standard">
      <style:paragraph-properties fo:text-align="start" style:justify-single-word="false"/>
      <style:text-properties style:font-name="Century Schoolbook L" fo:font-size="11pt" officeooo:rsid="004f345c" officeooo:paragraph-rsid="004f345c" style:font-name-asian="Century Schoolbook L" style:font-size-asian="11pt" style:font-size-complex="11pt"/>
    </style:style>
    <style:style style:name="P45" style:family="paragraph" style:parent-style-name="Standard">
      <style:paragraph-properties fo:text-align="start" style:justify-single-word="false"/>
      <style:text-properties style:font-name="Century Schoolbook L" fo:font-size="11pt" officeooo:rsid="00512b48" officeooo:paragraph-rsid="00512b48" style:font-name-asian="Century Schoolbook L" style:font-size-asian="11pt" style:font-size-complex="11pt"/>
    </style:style>
    <style:style style:name="P46" style:family="paragraph" style:parent-style-name="Standard">
      <style:paragraph-properties fo:text-align="start" style:justify-single-word="false"/>
      <style:text-properties style:font-name="Century Schoolbook L" fo:font-size="11pt" officeooo:rsid="0052d904" officeooo:paragraph-rsid="0052d904" style:font-name-asian="Century Schoolbook L" style:font-size-asian="11pt" style:font-size-complex="11pt"/>
    </style:style>
    <style:style style:name="P47" style:family="paragraph" style:parent-style-name="Standard">
      <style:paragraph-properties fo:text-align="start" style:justify-single-word="false"/>
      <style:text-properties style:font-name="Century Schoolbook L" fo:font-size="11pt" officeooo:rsid="0052d904" officeooo:paragraph-rsid="0052e51d" style:font-name-asian="Century Schoolbook L" style:font-size-asian="11pt" style:font-size-complex="11pt"/>
    </style:style>
    <style:style style:name="P48" style:family="paragraph" style:parent-style-name="Standard">
      <style:paragraph-properties fo:text-align="start" style:justify-single-word="false"/>
      <style:text-properties style:font-name="Century Schoolbook L" fo:font-size="11pt" officeooo:rsid="0052d904" officeooo:paragraph-rsid="00539953" style:font-name-asian="Century Schoolbook L" style:font-size-asian="11pt" style:font-size-complex="11pt"/>
    </style:style>
    <style:style style:name="P49" style:family="paragraph" style:parent-style-name="Standard">
      <style:paragraph-properties fo:text-align="start" style:justify-single-word="false"/>
      <style:text-properties style:font-name="Century Schoolbook L" fo:font-size="11pt" officeooo:rsid="00543e72" officeooo:paragraph-rsid="00543e72" style:font-name-asian="Century Schoolbook L" style:font-size-asian="11pt" style:font-size-complex="11pt"/>
    </style:style>
    <style:style style:name="P50" style:family="paragraph" style:parent-style-name="Standard">
      <style:paragraph-properties fo:text-align="start" style:justify-single-word="false"/>
      <style:text-properties style:font-name="Century Schoolbook L" fo:font-size="11pt" officeooo:rsid="00556665" officeooo:paragraph-rsid="00556665" style:font-name-asian="Century Schoolbook L" style:font-size-asian="11pt" style:font-size-complex="11pt"/>
    </style:style>
    <style:style style:name="P51" style:family="paragraph" style:parent-style-name="Standard">
      <style:paragraph-properties fo:text-align="start" style:justify-single-word="false"/>
      <style:text-properties style:font-name="Century Schoolbook L" officeooo:rsid="0025cfe5" officeooo:paragraph-rsid="0025cfe5"/>
    </style:style>
    <style:style style:name="P52" style:family="paragraph" style:parent-style-name="Standard">
      <style:paragraph-properties fo:text-align="start" style:justify-single-word="false"/>
      <style:text-properties officeooo:paragraph-rsid="0025cfe5"/>
    </style:style>
    <style:style style:name="P53" style:family="paragraph" style:parent-style-name="Standard">
      <style:paragraph-properties fo:text-align="start" style:justify-single-word="false"/>
      <style:text-properties officeooo:paragraph-rsid="002b9c30"/>
    </style:style>
    <style:style style:name="P54" style:family="paragraph" style:parent-style-name="Standard">
      <style:paragraph-properties fo:text-align="start" style:justify-single-word="false"/>
      <style:text-properties officeooo:paragraph-rsid="002799b6"/>
    </style:style>
    <style:style style:name="P55" style:family="paragraph" style:parent-style-name="Preformatted_20_Text">
      <style:paragraph-properties fo:text-align="start" style:justify-single-word="false"/>
      <style:text-properties fo:color="#000000" style:font-name="Century Schoolbook L" fo:font-size="11pt" officeooo:rsid="002f9bd1" officeooo:paragraph-rsid="002f9bd1" style:font-name-asian="Century Schoolbook L" style:font-size-asian="11pt" style:font-size-complex="11pt"/>
    </style:style>
    <style:style style:name="P56" style:family="paragraph" style:parent-style-name="Preformatted_20_Text">
      <style:paragraph-properties fo:text-align="start" style:justify-single-word="false"/>
      <style:text-properties fo:color="#000000" style:font-name="Century Schoolbook L" fo:font-size="11pt" officeooo:rsid="00357546" officeooo:paragraph-rsid="00357546" style:font-name-asian="Century Schoolbook L" style:font-size-asian="11pt" style:font-size-complex="11pt"/>
    </style:style>
    <style:style style:name="P57" style:family="paragraph" style:parent-style-name="Standard" style:list-style-name="L1">
      <style:paragraph-properties fo:text-align="start" style:justify-single-word="false"/>
      <style:text-properties style:font-name="Century Schoolbook L" officeooo:rsid="0025cfe5" officeooo:paragraph-rsid="0025cfe5" style:font-name-asian="Century Schoolbook L"/>
    </style:style>
    <style:style style:name="P58" style:family="paragraph" style:parent-style-name="Standard" style:list-style-name="L2">
      <style:paragraph-properties fo:text-align="start" style:justify-single-word="false"/>
      <style:text-properties style:font-name="Century Schoolbook L" fo:font-size="15pt" officeooo:rsid="001890d0" officeooo:paragraph-rsid="00354aac" style:font-size-asian="13.1000003814697pt" style:font-size-complex="15pt"/>
    </style:style>
    <style:style style:name="P59" style:family="paragraph" style:parent-style-name="Standard" style:list-style-name="L3">
      <style:paragraph-properties fo:text-align="start" style:justify-single-word="false"/>
      <style:text-properties style:font-name="Century Schoolbook L" fo:font-size="15pt" officeooo:rsid="001890d0" officeooo:paragraph-rsid="00354aac" style:font-size-asian="13.1000003814697pt" style:font-size-complex="15pt"/>
    </style:style>
    <style:style style:name="P60" style:family="paragraph" style:parent-style-name="Standard" style:list-style-name="L3">
      <style:paragraph-properties fo:text-align="start" style:justify-single-word="false"/>
      <style:text-properties style:font-name="Century Schoolbook L" fo:font-size="15pt" officeooo:rsid="001cc742" officeooo:paragraph-rsid="00354aac" style:font-size-asian="13.1000003814697pt" style:font-size-complex="15pt"/>
    </style:style>
    <style:style style:name="P61" style:family="paragraph" style:parent-style-name="Standard" style:list-style-name="L3">
      <style:paragraph-properties fo:text-align="start" style:justify-single-word="false"/>
      <style:text-properties style:font-name="Century Schoolbook L" fo:font-size="15pt" officeooo:rsid="001a66fe" officeooo:paragraph-rsid="00354aac" style:font-size-asian="13.1000003814697pt" style:font-size-complex="15pt"/>
    </style:style>
    <style:style style:name="P62" style:family="paragraph" style:parent-style-name="Standard">
      <style:paragraph-properties fo:text-align="start" style:justify-single-word="false"/>
      <style:text-properties style:font-name="Century Schoolbook L" fo:font-size="11pt" officeooo:rsid="004f345c" officeooo:paragraph-rsid="004f345c" style:font-name-asian="Century Schoolbook L" style:font-size-asian="11pt" style:font-size-complex="11pt"/>
    </style:style>
    <style:style style:name="P63" style:family="paragraph" style:parent-style-name="Standard">
      <style:paragraph-properties fo:text-align="start" style:justify-single-word="false"/>
      <style:text-properties style:font-name="Century Schoolbook L" fo:font-size="11pt" officeooo:rsid="004f345c" officeooo:paragraph-rsid="0058294b" style:font-name-asian="Century Schoolbook L" style:font-size-asian="11pt" style:font-size-complex="11pt"/>
    </style:style>
    <style:style style:name="P64" style:family="paragraph" style:parent-style-name="Standard">
      <style:paragraph-properties fo:text-align="start" style:justify-single-word="false"/>
      <style:text-properties style:font-name="Century Schoolbook L" fo:font-size="11pt" officeooo:rsid="004f345c" officeooo:paragraph-rsid="0058e67a" style:font-name-asian="Century Schoolbook L" style:font-size-asian="11pt" style:font-size-complex="11pt"/>
    </style:style>
    <style:style style:name="P65" style:family="paragraph" style:parent-style-name="Standard">
      <style:paragraph-properties fo:text-align="start" style:justify-single-word="false"/>
      <style:text-properties style:font-name="Century Schoolbook L" fo:font-size="11pt" officeooo:rsid="004f345c" officeooo:paragraph-rsid="00596638" style:font-name-asian="Century Schoolbook L" style:font-size-asian="11pt" style:font-size-complex="11pt"/>
    </style:style>
    <style:style style:name="P66" style:family="paragraph" style:parent-style-name="Standard">
      <style:paragraph-properties fo:text-align="start" style:justify-single-word="false"/>
      <style:text-properties style:font-name="Century Schoolbook L" fo:font-size="11pt" officeooo:rsid="00556665" officeooo:paragraph-rsid="00556665" style:font-name-asian="Century Schoolbook L" style:font-size-asian="11pt" style:font-size-complex="11pt"/>
    </style:style>
    <style:style style:name="P67" style:family="paragraph" style:parent-style-name="Standard">
      <style:paragraph-properties fo:text-align="start" style:justify-single-word="false"/>
      <style:text-properties style:font-name="Century Schoolbook L" fo:font-size="11pt" officeooo:rsid="00599d26" officeooo:paragraph-rsid="00599d26" style:font-name-asian="Century Schoolbook L" style:font-size-asian="11pt" style:font-size-complex="11pt"/>
    </style:style>
    <style:style style:name="P68" style:family="paragraph" style:parent-style-name="Text_20_body">
      <style:paragraph-properties fo:text-align="start" style:justify-single-word="false"/>
      <style:text-properties style:font-name="Century Schoolbook L" fo:font-size="11pt" officeooo:rsid="004f345c" officeooo:paragraph-rsid="0058294b" style:font-name-asian="Century Schoolbook L" style:font-size-asian="11pt" style:font-size-complex="11pt"/>
    </style:style>
    <style:style style:name="P69" style:family="paragraph" style:parent-style-name="Text_20_body">
      <style:text-properties style:font-name="Courier 10 Pitch" style:font-name-asian="Courier 10 Pitch"/>
    </style:style>
    <style:style style:name="P70" style:family="paragraph" style:parent-style-name="Text_20_body" style:list-style-name="L4">
      <style:text-properties style:font-name="Courier 10 Pitch" style:font-name-asian="Courier 10 Pitch"/>
    </style:style>
    <style:style style:name="P71" style:family="paragraph" style:parent-style-name="Text_20_body" style:list-style-name="L5">
      <style:text-properties style:font-name="Courier 10 Pitch" style:font-name-asian="Courier 10 Pitch"/>
    </style:style>
    <style:style style:name="P72" style:family="paragraph" style:parent-style-name="Text_20_body" style:list-style-name="L6">
      <style:text-properties style:font-name="Courier 10 Pitch" style:font-name-asian="Courier 10 Pitch"/>
    </style:style>
    <style:style style:name="P73" style:family="paragraph" style:parent-style-name="Text_20_body" style:list-style-name="L7">
      <style:text-properties style:font-name="Courier 10 Pitch" style:font-name-asian="Courier 10 Pitch"/>
    </style:style>
    <style:style style:name="T1" style:family="text">
      <style:text-properties style:font-name="Century Schoolbook L" fo:font-size="15pt" style:font-size-asian="15pt" style:font-size-complex="15pt"/>
    </style:style>
    <style:style style:name="T2" style:family="text">
      <style:text-properties style:font-name="Century Schoolbook L" fo:font-size="15pt" officeooo:rsid="0025cfe5" style:font-size-asian="15pt" style:font-size-complex="15pt"/>
    </style:style>
    <style:style style:name="T3" style:family="text">
      <style:text-properties style:font-name="Century Schoolbook L" style:font-name-asian="Century Schoolbook L"/>
    </style:style>
    <style:style style:name="T4" style:family="text">
      <style:text-properties style:font-name="Century Schoolbook L" officeooo:rsid="0025cfe5" style:font-name-asian="Century Schoolbook L"/>
    </style:style>
    <style:style style:name="T5" style:family="text">
      <style:text-properties style:font-name="Century Schoolbook L" fo:font-size="11pt" officeooo:rsid="002799b6" style:font-name-asian="Century Schoolbook L" style:font-size-asian="11pt" style:font-size-complex="11pt"/>
    </style:style>
    <style:style style:name="T6" style:family="text">
      <style:text-properties fo:font-weight="bold" style:font-weight-asian="bold" style:font-weight-complex="bold"/>
    </style:style>
    <style:style style:name="T7" style:family="text">
      <style:text-properties fo:color="#df3434" style:font-weight-asian="bold"/>
    </style:style>
    <style:style style:name="T8" style:family="text">
      <style:text-properties officeooo:rsid="001c5aaa"/>
    </style:style>
    <style:style style:name="T9" style:family="text">
      <style:text-properties officeooo:rsid="001d431e"/>
    </style:style>
    <style:style style:name="T10" style:family="text">
      <style:text-properties officeooo:rsid="001dd490"/>
    </style:style>
    <style:style style:name="T11" style:family="text">
      <style:text-properties fo:font-size="10.5pt"/>
    </style:style>
    <style:style style:name="T12" style:family="text">
      <style:text-properties fo:font-size="10.5pt" officeooo:rsid="0058294b"/>
    </style:style>
    <style:style style:name="T13" style:family="text">
      <style:text-properties fo:font-size="10.5pt" officeooo:rsid="0058e67a"/>
    </style:style>
    <style:style style:name="T14" style:family="text">
      <style:text-properties fo:font-size="10.5pt" officeooo:rsid="00596638"/>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pdk study note</text:p>
      <text:p text:style-name="P1"/>
      <text:p text:style-name="P2"/>
      <text:p text:style-name="P5">dpdk, ring is inspired by kfifo.</text:p>
      <text:p text:style-name="P2"/>
      <text:p text:style-name="P6">DPDK收发包是基础核心模块，从网卡收到包到驱动把包拷贝到系统内存中，再到系统对这块数据包的内存管理，由于在处理过程中实现了零拷贝，数据包从接收到发送始终只有一份，对这个报文的管理在前面的mempool内存池中有过介绍。这篇主要介绍收发包的过程。</text:p>
      <text:p text:style-name="P3"/>
      <text:p text:style-name="P4">Construre la relation entre Mempool queue DMA et ring.</text:p>
      <text:p text:style-name="P4">Les equipes sont lance par rte_eth_dev_start(): </text:p>
      <text:p text:style-name="P4">diag = (*dev → dev_ops → dev_start)(dev); </text:p>
      <text:p text:style-name="P4">et puis, trouvrait le vrai function qui va lancer dev: ixgbe_dev_start(), </text:p>
      <text:p text:style-name="P4"/>
      <text:p text:style-name="P8">lspci lscpu...</text:p>
      <text:p text:style-name="P2"/>
      <text:p text:style-name="P2">presentation de UIO: userspace io driver</text:p>
      <text:p text:style-name="P8"><text:a xlink:type="simple" xlink:href="http://blog.csdn.net/u013982161/article/details/51584900" text:style-name="Internet_20_link" text:visited-style-name="Visited_20_Internet_20_Link">http://blog.csdn.net/u013982161/article/details/51584900</text:a></text:p>
      <text:p text:style-name="P8"/>
      <text:p text:style-name="P8">compile et run:</text:p>
      <text:p text:style-name="P8"><text:a xlink:type="simple" xlink:href="http://blog.csdn.net/cheng_fangang/article/details/42425221" text:style-name="Internet_20_link" text:visited-style-name="Visited_20_Internet_20_Link">http://blog.csdn.net/cheng_fangang/article/details/42425221</text:a></text:p>
      <text:p text:style-name="P8"/>
      <text:p text:style-name="P8">thesis:</text:p>
      <text:p text:style-name="P8"><text:a xlink:type="simple" xlink:href="http://www.doc88.com/p-0877413563429.html" text:style-name="Internet_20_link" text:visited-style-name="Visited_20_Internet_20_Link">http://www.doc88.com/p-0877413563429.html</text:a></text:p>
      <text:p text:style-name="P8"/>
      <text:p text:style-name="P7">Load Balancer: <text:s/></text:p>
      <text:p text:style-name="P7"/>
      <text:p text:style-name="P8">if not exist symbolic /lib/modules/xxx/kernel/build to /usr/src/kernels/xxx</text:p>
      <text:p text:style-name="P8">yum install kernel-devel</text:p>
      <text:p text:style-name="P8"/>
      <text:p text:style-name="P52"><text:span text:style-name="T2">modprobe uio, <text:s text:c="3"/>insmod <text:s/></text:span><text:span text:style-name="T1">x86_64-native-linuxapp-gcc/kmod/igb_uio.ko</text:span></text:p>
      <text:p text:style-name="P8"/>
      <text:p text:style-name="P8"><text:soft-page-break/>python tools/igb_uio_bind.py –status</text:p>
      <text:p text:style-name="P8"/>
      <text:p text:style-name="P8">env set:</text:p>
      <text:p text:style-name="P8">export RTE_SDK=/root/dpdk…</text:p>
      <text:p text:style-name="P8">export RTE_TARGET=x86_64-native-linuxapp-gcc</text:p>
      <text:p text:style-name="P8"/>
      <text:p text:style-name="P8">hugepage:</text:p>
      <text:p text:style-name="P8"/>
      <text:p text:style-name="P8">mkdir -p /mnt/huge</text:p>
      <text:p text:style-name="P8">mount -t hugetlbfs nodev /mnt/huge</text:p>
      <text:p text:style-name="P8">echo 64 &gt; /sys/devices/system/node/node0/hugepages/hugepages-2048kB/nr_hugepages</text:p>
      <text:p text:style-name="P8"/>
      <text:p text:style-name="P8">cd examples/helloworld/</text:p>
      <text:p text:style-name="P8">make </text:p>
      <text:p text:style-name="P8">./helloworld -c f -n 4 –socket-mem=64</text:p>
      <text:p text:style-name="P8"/>
      <text:p text:style-name="P8">volatile 总是读取最新的变量值，从内存，即使寄存器中有值。</text:p>
      <text:p text:style-name="P8"/>
      <text:p text:style-name="P8">snprintf(char *str, size_t size, const char *format, …)</text:p>
      <text:p text:style-name="P8"/>
      <text:p text:style-name="P52"><text:span text:style-name="T2">RSS (Receive Side Scaling) </text:span><text:span text:style-name="T3">是一种能够在多处理器系统下使接收报文在多个CPU之间高效分发的网卡驱动技术</text:span><text:span text:style-name="T4">。</text:span></text:p>
      <text:p text:style-name="P20"/>
      <text:list xml:id="list9201907496313492213" text:style-name="L1">
        <text:list-item>
          <text:p text:style-name="P57">网卡对接收到的报文进行解析，获取IP地址、协议和端口五元组信息。</text:p>
        </text:list-item>
        <text:list-item>
          <text:p text:style-name="P57">网卡通过配置的HASH函数根据五元组信息计算出HASH值,也可以根据二、三或四元组进行计算。</text:p>
        </text:list-item>
        <text:list-item>
          <text:p text:style-name="P57">取HASH值的低几位(这个具体网卡可能不同)作为RETA(redirection table)的索引。</text:p>
        </text:list-item>
        <text:list-item>
          <text:p text:style-name="P57">根据RETA中存储的值分发到对应的CPU。</text:p>
        </text:list-item>
      </text:list>
      <text:p text:style-name="P20"/>
      <text:p text:style-name="P20">Vmdq and dcb features of the Intel Ethernet Controllers. Vmdq and dcb filters work on MAC and VLAN traffic to divide the traffic into input queues on the basis of the Destination Mac address.</text:p>
      <text:p text:style-name="P20"/>
      <text:p text:style-name="P20">ethtool -k eth0</text:p>
      <text:p text:style-name="P20">ethtool -K eth0 gro off</text:p>
      <text:p text:style-name="P20"/>
      <text:p text:style-name="P21"/>
      <text:p text:style-name="P21"><text:soft-page-break/></text:p>
      <text:p text:style-name="P20">TSO → GSO <text:s/>tcp segmentation offload</text:p>
      <text:p text:style-name="P22"/>
      <text:p text:style-name="P22">基本思想就是尽可能的推迟数据分片直至发送到网卡驱动之前，此时会检查网卡是否支持分片功能（如TSO、UFO）,如果支持直接发送到网卡，如果不支持就进行分片后再发往网卡。这样大数据包只需走一次协议栈，而不是被分割成几个数据包分别走，这就提高了效率。 </text:p>
      <text:p text:style-name="P52"/>
      <text:p text:style-name="P51">LRO → GRO large receive offload</text:p>
      <text:p text:style-name="P22"/>
      <text:p text:style-name="P22">通过将接收到的多个TCP数据聚合成一个大的数据包，然后传递给网络协议栈处理，以减少上层协议栈处理 开销，提高系统接收TCP数据包的能力。</text:p>
      <text:p text:style-name="P22"/>
      <text:p text:style-name="P23">Main.c</text:p>
      <text:p text:style-name="P23">rte_eal_init(argc, argv)</text:p>
      <text:p text:style-name="P23">app_parse_args(argc, argv)</text:p>
      <text:p text:style-name="P23">app_init()</text:p>
      <text:p text:style-name="P23">rte_eal_mp_remote_launch(…)</text:p>
      <text:p text:style-name="P23">rte_eal_wait_lcore(lcore)…</text:p>
      <text:p text:style-name="P23"/>
      <text:p text:style-name="P23"/>
      <text:p text:style-name="P23">回调函数 和 钩子函数的区别； 钩子函数是通过系统调用来运行的一代码段。</text:p>
      <text:p text:style-name="P23">指针，指针函数。</text:p>
      <text:p text:style-name="P23"/>
      <text:p text:style-name="P23">栈 stack</text:p>
      <text:p text:style-name="P23">由编译器自动分配释放，存放函数的参数值，局部变量的值等。其操作方式类似于<text:a xlink:type="simple" xlink:href="http://lib.csdn.net/base/datastructure" office:target-frame-name="_blank" xlink:show="new" text:style-name="Internet_20_link" text:visited-style-name="Visited_20_Internet_20_Link"><text:span text:style-name="T7">数据结构</text:span></text:a>中的栈。</text:p>
      <text:p text:style-name="P54"><text:span text:style-name="T5">由系统自动分配。快。</text:span>栈是FILO</text:p>
      <text:p text:style-name="P23"/>
      <text:p text:style-name="P24">堆heap <text:s text:c="3"/></text:p>
      <text:p text:style-name="P53"><text:span text:style-name="T5">一般由程序员分配释放，若程序员不释放，程序结束时可能由OS回收。注意它与数据结构中的堆是两回事，分配方式倒是类似于链表。</text:span>需要程序员自己申请，并指明大小，在c中用malloc函数。慢。</text:p>
      <text:p text:style-name="P24"/>
      <text:p text:style-name="P23">全局区（静态区）（static）—全局变量和静态变量的存储是放在一块的，初始化的全局变量和静态变量在一块区域，未初始化的全局变量和未初始化的静态变量在相邻的另一块区域。程序结束后由系统释放。<text:line-break/>文字常量区—常量字符串就是放在这里的。程序结束后由系统释放。<text:line-break/>程序代码区—存放函数体的二进制代码。</text:p>
      <text:p text:style-name="P23"/>
      <text:p text:style-name="P26">两个!是为了把非0值转换成1,而0值还是0。</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p>
      <text:p text:style-name="P25"><text:s/>* Configure an Ethernet device.</text:p>
      <text:p text:style-name="P25"><text:s/>* This function must be invoked first before any other function in the</text:p>
      <text:p text:style-name="P25"><text:s/>* Ethernet API. This function can also be re-invoked when a device is in the</text:p>
      <text:p text:style-name="P25"><text:s/>* stopped state.</text:p>
      <text:p text:style-name="P25"><text:s/>*</text:p>
      <text:p text:style-name="P25"><text:s/>* @param port_id</text:p>
      <text:p text:style-name="P25"><text:s/>* <text:s text:c="2"/>The port identifier of the Ethernet device to configure.</text:p>
      <text:p text:style-name="P25"><text:s/>* @param nb_rx_queue</text:p>
      <text:p text:style-name="P25"><text:s/>* <text:s text:c="2"/>The number of receive queues to set up for the Ethernet device.</text:p>
      <text:p text:style-name="P25"><text:s/>* @param nb_tx_queue</text:p>
      <text:p text:style-name="P25"><text:s/>* <text:s text:c="2"/>The number of transmit queues to set up for the Ethernet device.</text:p>
      <text:p text:style-name="P25"><text:s/>* @param eth_conf</text:p>
      <text:p text:style-name="P25"><text:s/>* <text:s text:c="2"/>The pointer to the configuration data to be used for the Ethernet device.</text:p>
      <text:p text:style-name="P25"><text:s/>* <text:s text:c="2"/>The *rte_eth_conf* structure includes:</text:p>
      <text:p text:style-name="P25"><text:s/>* <text:s text:c="4"/>- <text:s/>the hardware offload features to activate, with dedicated fields for</text:p>
      <text:p text:style-name="P25"><text:s/>* <text:s text:c="7"/>each statically configurable offload hardware feature provided by</text:p>
      <text:p text:style-name="P25"><text:s/>* <text:s text:c="7"/>Ethernet devices, such as IP checksum or VLAN tag stripping for</text:p>
      <text:p text:style-name="P25"><text:s/>* <text:s text:c="7"/>example.</text:p>
      <text:p text:style-name="P25"><text:s/>* <text:s text:c="4"/>- the Receive Side Scaling (RSS) configuration when using multiple RX</text:p>
      <text:p text:style-name="P25"><text:s/>* <text:s text:c="8"/>queues per port.</text:p>
      <text:p text:style-name="P25"><text:s/>*</text:p>
      <text:p text:style-name="P25"><text:s/>* <text:s text:c="2"/>Embedding all configuration information in a single data structure</text:p>
      <text:p text:style-name="P25"><text:s/>* <text:s text:c="2"/>is the more flexible method that allows the addition of new features</text:p>
      <text:p text:style-name="P25"><text:s/>* <text:s text:c="2"/>without changing the syntax of the API.</text:p>
      <text:p text:style-name="P25"><text:s/>* @return</text:p>
      <text:p text:style-name="P25"><text:s/>* <text:s text:c="2"/>- 0: Success, device configured.</text:p>
      <text:p text:style-name="P25"><text:s/>* <text:s text:c="2"/>- &lt;0: Error code returned by the driver configuration function.</text:p>
      <text:p text:style-name="P25"><text:s/>*/</text:p>
      <text:p text:style-name="P25">int rte_eth_dev_configure(uint8_t port_id, uint16_t nb_rx_queue,</text:p>
      <text:p text:style-name="P25"><text:s text:c="16"/>uint16_t nb_tx_queue, const struct rte_eth_conf *eth_conf);</text:p>
      <text:p text:style-name="P25"/>
      <text:p text:style-name="P25">/**</text:p>
      <text:p text:style-name="P25"><text:soft-page-break/><text:s/>* A structure used to configure an Ethernet port.</text:p>
      <text:p text:style-name="P25"><text:s/>* Depending upon the RX multi-queue mode, extra advanced</text:p>
      <text:p text:style-name="P25"><text:s/>* configuration settings may be needed.</text:p>
      <text:p text:style-name="P25"><text:s/>*/</text:p>
      <text:p text:style-name="P25">struct rte_eth_conf {</text:p>
      <text:p text:style-name="P25"><text:s text:c="8"/>uint32_t link_speeds; /**&lt; bitmap of ETH_LINK_SPEED_XXX of speeds to be</text:p>
      <text:p text:style-name="P25"><text:s text:c="32"/>used. ETH_LINK_SPEED_FIXED disables link</text:p>
      <text:p text:style-name="P25"><text:s text:c="32"/>autonegotiation, and a unique speed shall be</text:p>
      <text:p text:style-name="P25"><text:s text:c="32"/>set. Otherwise, the bitmap defines the set of</text:p>
      <text:p text:style-name="P25"><text:s text:c="32"/>speeds to be advertised. If the special value</text:p>
      <text:p text:style-name="P25"><text:s text:c="32"/>ETH_LINK_SPEED_AUTONEG (0) is used, all speeds</text:p>
      <text:p text:style-name="P25"><text:s text:c="32"/>supported are advertised. */</text:p>
      <text:p text:style-name="P25"><text:s text:c="8"/>struct rte_eth_rxmode rxmode; /**&lt; Port RX configuration. */</text:p>
      <text:p text:style-name="P25"><text:s text:c="8"/>struct rte_eth_txmode txmode; /**&lt; Port TX configuration. */</text:p>
      <text:p text:style-name="P25"><text:s text:c="8"/>uint32_t lpbk_mode; /**&lt; Loopback operation mode. By default the value</text:p>
      <text:p text:style-name="P25"><text:s text:c="33"/>is 0, meaning the loopback mode is disabled.</text:p>
      <text:p text:style-name="P25"><text:s text:c="33"/>Read the datasheet of given ethernet controller</text:p>
      <text:p text:style-name="P25"><text:s text:c="33"/>for details. The possible values of this field</text:p>
      <text:p text:style-name="P25"><text:s text:c="33"/>are defined in implementation of each driver. */</text:p>
      <text:p text:style-name="P25"><text:s text:c="8"/>struct {</text:p>
      <text:p text:style-name="P25"><text:s text:c="16"/>struct rte_eth_rss_conf rss_conf; /**&lt; Port RSS configuration */</text:p>
      <text:p text:style-name="P25"><text:s text:c="16"/>struct rte_eth_vmdq_dcb_conf vmdq_dcb_conf;</text:p>
      <text:p text:style-name="P25"><text:s text:c="16"/>/**&lt; Port vmdq+dcb configuration. */</text:p>
      <text:p text:style-name="P25"><text:s text:c="16"/>struct rte_eth_dcb_rx_conf dcb_rx_conf;</text:p>
      <text:p text:style-name="P25"><text:s text:c="16"/>/**&lt; Port dcb RX configuration. */</text:p>
      <text:p text:style-name="P25"><text:s text:c="16"/>struct rte_eth_vmdq_rx_conf vmdq_rx_conf;</text:p>
      <text:p text:style-name="P25"><text:s text:c="16"/>/**&lt; Port vmdq RX configuration. */</text:p>
      <text:p text:style-name="P25"><text:s text:c="8"/>} rx_adv_conf; /**&lt; Port RX filtering configuration (union). */</text:p>
      <text:p text:style-name="P25"><text:s text:c="8"/>union {</text:p>
      <text:p text:style-name="P25"><text:s text:c="16"/>struct rte_eth_vmdq_dcb_tx_conf vmdq_dcb_tx_conf;</text:p>
      <text:p text:style-name="P25"><text:s text:c="16"/>/**&lt; Port vmdq+dcb TX configuration. */</text:p>
      <text:p text:style-name="P25"><text:s text:c="16"/>struct rte_eth_dcb_tx_conf dcb_tx_conf;</text:p>
      <text:p text:style-name="P25"><text:s text:c="16"/>/**&lt; Port dcb TX configuration. */</text:p>
      <text:p text:style-name="P25"><text:s text:c="16"/>struct rte_eth_vmdq_tx_conf vmdq_tx_conf;</text:p>
      <text:p text:style-name="P25"><text:s text:c="16"/>/**&lt; Port vmdq TX configuration. */</text:p>
      <text:p text:style-name="P25"><text:s text:c="8"/>} tx_adv_conf; /**&lt; Port TX DCB configuration (union). */</text:p>
      <text:p text:style-name="P25"><text:s text:c="8"/>/** Currently,Priority Flow Control(PFC) are supported,if DCB with PFC</text:p>
      <text:p text:style-name="P25"><text:s text:c="12"/>is needed,and the variable must be set ETH_DCB_PFC_SUPPORT. */</text:p>
      <text:p text:style-name="P25"><text:s text:c="8"/>uint32_t dcb_capability_en;</text:p>
      <text:p text:style-name="P25"><text:s text:c="8"/>struct rte_fdir_conf fdir_conf; /**&lt; FDIR configuration. */</text:p>
      <text:p text:style-name="P25"><text:s text:c="8"/>struct rte_intr_conf intr_conf; /**&lt; Interrupt mode configuration. */</text:p>
      <text:p text:style-name="P25">};</text:p>
      <text:p text:style-name="P25"/>
      <text:p text:style-name="P25"><text:span text:style-name="T6">rte_eth_dev_configure() </text:span>implemented in librte_ether/rte_ethdev.c +691</text:p>
      <text:p text:style-name="P25"/>
      <text:p text:style-name="P25"/>
      <text:p text:style-name="P25"/>
      <text:p text:style-name="P25"><text:soft-page-break/></text:p>
      <text:p text:style-name="P27">软中断占用资源：</text:p>
      <text:p text:style-name="P27"/>
      <text:p text:style-name="P27">cat /procs/interrupts <text:s/>中断分为软中断和硬中断。</text:p>
      <text:p text:style-name="P27">lspci -t -v</text:p>
      <text:p text:style-name="P27">watch -n netstat -i eth0 观测收发包 环路 广播风暴等。</text:p>
      <text:p text:style-name="P27">ethtool -g eth0 -G 设置rx tx ring 用来缓解问题。</text:p>
      <text:p text:style-name="P27">还可以通过设置RSS来加速网卡处理。</text:p>
      <text:p text:style-name="P27">to check whether netcard support RSS to verify /proc/interrupts to see how many queues of eth0. eth0-1, eth0-2, eth0-3...</text:p>
      <text:p text:style-name="P27"/>
      <text:p text:style-name="P27">ethtool -i eth0 <text:s text:c="2"/>&lt;=&gt; driver</text:p>
      <text:p text:style-name="P27"/>
      <text:p text:style-name="P27">modprobe -r driver</text:p>
      <text:p text:style-name="P27">modprobe driver </text:p>
      <text:p text:style-name="P27">ifup eth0</text:p>
      <text:p text:style-name="P27"/>
      <text:p text:style-name="P27"/>
      <text:p text:style-name="P27">系统processor处理</text:p>
      <text:p text:style-name="P28">mpstat -I SUM -P ALL 5</text:p>
      <text:p text:style-name="P28"/>
      <text:p text:style-name="P28"/>
      <text:p text:style-name="P28">debug method:</text:p>
      <text:p text:style-name="P28">show disassembly-flavor</text:p>
      <text:p text:style-name="P28">set disassembly-flavor intel</text:p>
      <text:p text:style-name="P28">disas/disass/disassemble</text:p>
      <text:p text:style-name="P28"/>
      <text:p text:style-name="P28"/>
      <text:p text:style-name="P28">bt, info line …</text:p>
      <text:p text:style-name="P28"/>
      <text:p text:style-name="P28">gdb grogram </text:p>
      <text:p text:style-name="P28">set args args…</text:p>
      <text:p text:style-name="P28">show args</text:p>
      <text:p text:style-name="P28"/>
      <text:p text:style-name="P28">r for run</text:p>
      <text:p text:style-name="P28">ni </text:p>
      <text:p text:style-name="P28">si </text:p>
      <text:p text:style-name="P28">finish </text:p>
      <text:p text:style-name="P28">display /x %regisryname</text:p>
      <text:p text:style-name="P28">x for examine /nfu</text:p>
      <text:p text:style-name="P28">p for var <text:s/>p &amp;var</text:p>
      <text:p text:style-name="P28"/>
      <text:p text:style-name="P28">dpdk principle step further …</text:p>
      <text:p text:style-name="P28"/>
      <text:p text:style-name="P55">hugepage_info</text:p>
      <text:p text:style-name="P56"><text:a xlink:type="simple" xlink:href="http://www.cnblogs.com/jintianfree/p/4018043.html" text:style-name="Internet_20_link" text:visited-style-name="Visited_20_Internet_20_Link">http://www.cnblogs.com/jintianfree/p/4018043.html</text:a></text:p>
      <text:p text:style-name="P56">ring 为无锁队列， 内存管理在rte_eal下面 通过读取/sys/kernel/mm/hugepages 设置的hugepages值,</text:p>
      <text:p text:style-name="P28"><text:soft-page-break/>进行内存的虚拟映射. memseg - &gt; memzone 等…</text:p>
      <text:p text:style-name="P28"/>
      <text:p text:style-name="P28"/>
      <text:p text:style-name="P28">dns resource records.</text:p>
      <text:p text:style-name="P30"><text:a xlink:type="simple" xlink:href="http://www.ruanyifeng.com/blog/2016/06/dns.html" text:style-name="Internet_20_link" text:visited-style-name="Visited_20_Internet_20_Link">http://www.ruanyifeng.com/blog/2016/06/dns.html</text:a></text:p>
      <text:p text:style-name="P28"/>
      <text:p text:style-name="P28">kubedns </text:p>
      <text:p text:style-name="P29"><text:a xlink:type="simple" xlink:href="https://www.kubernetes.org.cn/2050.html" text:style-name="Internet_20_link" text:visited-style-name="Visited_20_Internet_20_Link">https://www.kubernetes.org.cn/2050.html</text:a></text:p>
      <text:p text:style-name="P29">skydns</text:p>
      <text:p text:style-name="P31"><text:a xlink:type="simple" xlink:href="http://blog.csdn.net/waltonwang/article/details/54295297?utm_source=itdadao&amp;utm_medium=referral" text:style-name="Internet_20_link" text:visited-style-name="Visited_20_Internet_20_Link">http://blog.csdn.net/waltonwang/article/details/54295297?utm_source=itdadao&amp;utm_medium=referral</text:a></text:p>
      <text:p text:style-name="P29"/>
      <text:p text:style-name="P29">dpdk进程和线程的区别以及选取 pthread_clone, clone.</text:p>
      <text:p text:style-name="P32"><text:a xlink:type="simple" xlink:href="http://www.aiuxian.com/article/p-1637690.html" text:style-name="Internet_20_link" text:visited-style-name="Visited_20_Internet_20_Link">http://www.aiuxian.com/article/p-1637690.html</text:a></text:p>
      <text:p text:style-name="P32"/>
      <text:p text:style-name="P32">dpdk 多进程模型更可预见性能高于多线程. 使用hugepages 来共享数据包， 比IPC开销小很多。又没有多线程的伪共享。</text:p>
      <text:p text:style-name="P28"/>
      <text:p text:style-name="P28">TCP 协议算法：</text:p>
      <text:p text:style-name="P33"><text:a xlink:type="simple" xlink:href="http://blog.csdn.net/hzrandd/article/details/51669504" text:style-name="Internet_20_link" text:visited-style-name="Visited_20_Internet_20_Link">http://blog.csdn.net/hzrandd/article/details/51669504</text:a></text:p>
      <text:p text:style-name="P34"><text:a xlink:type="simple" xlink:href="http://blog.csdn.net/hzrandd/article/details/51669461" text:style-name="Internet_20_link" text:visited-style-name="Visited_20_Internet_20_Link">http://blog.csdn.net/hzrandd/article/details/51669461</text:a></text:p>
      <text:p text:style-name="P33"/>
      <text:p text:style-name="P33">DDOS 流量清洗原理：</text:p>
      <text:p text:style-name="P33">DoS攻击的手法很多，比如Syn flood,Ack flood,udp food,icmp flood,针对应用层的还有CC攻击，ssl flood，dns flood,近几年反射攻击很火，出现了比如NTPflood,SSDP flood等反射攻击形式。</text:p>
      <text:p text:style-name="P28"/>
      <text:p text:style-name="P28">syn cookie算法是非常好的防御算法，能有效的抵御SYN flood的攻击，但在云环境下，有很多问题。</text:p>
      <text:p text:style-name="P28"/>
      <text:p text:style-name="P28"/>
      <text:p text:style-name="P28">初始化源码分析：</text:p>
      <text:p text:style-name="P28"/>
      <text:p text:style-name="P35">/root/dpdk/lib/librte_eal/linuxapp/eal/eal.c/eal_init:: pthread_create, rte_eal_mp_remote_launch, rte_eal_mp_wait_lcore.</text:p>
      <text:p text:style-name="P35"/>
      <text:p text:style-name="P38">/root/dpdk/lib/librte_eal/linuxapp/eal/eal_thread.c/eal_thread_loop <text:s text:c="2"/>eal_remote_launch</text:p>
      <text:p text:style-name="P37"/>
      <text:p text:style-name="P36">/root/dpdk/lib/librte_eal/common/include/rte_lcore.h/lcore_config</text:p>
      <text:p text:style-name="P28"/>
      <text:p text:style-name="P37">/root/dpdk/lib/librte_eal/common/eal_common_launch.c <text:s text:c="2"/>:: eal_lcore_wait eal_mp_remote_launch</text:p>
      <text:p text:style-name="P28"/>
      <text:p text:style-name="P42">lib/librte_ether/rte_ethdev.h :: RTE Ethernet Device API</text:p>
      <text:p text:style-name="P42"/>
      <text:p text:style-name="P28">memory allocation:</text:p>
      <text:p text:style-name="P28">/root/dpdk/lib/librte_eal/common/malloc_elem.c malloc_heap.c common/include/rte_malloc_h rte_malloc_heap.h</text:p>
      <text:p text:style-name="P28"/>
      <text:p text:style-name="P28">librte_ring/ring.h</text:p>
      <text:p text:style-name="P28"><text:soft-page-break/></text:p>
      <text:p text:style-name="P28">一致性hash <text:s/>consistent hash</text:p>
      <text:p text:style-name="P39"><text:a xlink:type="simple" xlink:href="http://www.cnblogs.com/lpfuture/p/5796398.html" text:style-name="Internet_20_link" text:visited-style-name="Visited_20_Internet_20_Link">http://www.cnblogs.com/lpfuture/p/5796398.html</text:a></text:p>
      <text:p text:style-name="P39"/>
      <text:p text:style-name="P39">一个进程在内存中的应用：</text:p>
      <text:p text:style-name="P40"><text:a xlink:type="simple" xlink:href="http://blog.csdn.net/keyeagle/article/details/6708077/" text:style-name="Internet_20_link" text:visited-style-name="Visited_20_Internet_20_Link">http://blog.csdn.net/keyeagle/article/details/6708077/</text:a></text:p>
      <text:p text:style-name="P40"/>
      <text:p text:style-name="P40">sprintf, printf fprintf:</text:p>
      <text:p text:style-name="P41"><text:a xlink:type="simple" xlink:href="http://www.cnblogs.com/stli/archive/2010/03/10/1682138.html" text:style-name="Internet_20_link" text:visited-style-name="Visited_20_Internet_20_Link">http://www.cnblogs.com/stli/archive/2010/03/10/1682138.html</text:a></text:p>
      <text:p text:style-name="P41"/>
      <text:p text:style-name="P41">sse2 指令是单指令多数据集指令，由intel处理器支持。</text:p>
      <text:p text:style-name="P41"/>
      <text:p text:style-name="P41"/>
      <text:p text:style-name="P41">hashtable vs hashbuckets</text:p>
      <text:p text:style-name="P45"><text:a xlink:type="simple" xlink:href="http://blog.csdn.net/stayneckwind2/article/details/53574685" text:style-name="Internet_20_link" text:visited-style-name="Visited_20_Internet_20_Link">http://blog.csdn.net/stayneckwind2/article/details/53574685</text:a></text:p>
      <text:p text:style-name="P45"/>
      <text:p text:style-name="P45"/>
      <text:p text:style-name="P46"><text:a xlink:type="simple" xlink:href="http://blog.csdn.net/jk110333/article/details/7492718" text:style-name="Internet_20_link" text:visited-style-name="Visited_20_Internet_20_Link">http://blog.csdn.net/jk110333/article/details/7492718</text:a></text:p>
      <text:p text:style-name="P46"/>
      <text:p text:style-name="P46"/>
      <text:p text:style-name="P47">struct tailq <text:s/>TAILQ_HEAD(HEADNAME, TYPE) head;</text:p>
      <text:p text:style-name="P47"/>
      <text:p text:style-name="P47">TAILQ_ENTRY, TAILQ_INIT, TAILQ_INSERT_HEAD</text:p>
      <text:p text:style-name="P47"/>
      <text:p text:style-name="P47">HASH BUCKETS cuckoo_hash</text:p>
      <text:p text:style-name="P47"/>
      <text:p text:style-name="P48">KNI interface </text:p>
      <text:p text:style-name="P48"/>
      <text:p text:style-name="P48">synproxy <text:s/>用来防御 <text:s/>synflood ddos； 实现在负载均衡中。</text:p>
      <text:p text:style-name="P49"><text:a xlink:type="simple" xlink:href="http://www.jianshu.com/p/51b4d7f2d90e" text:style-name="Internet_20_link" text:visited-style-name="Visited_20_Internet_20_Link">http://www.jianshu.com/p/51b4d7f2d90e</text:a></text:p>
      <text:p text:style-name="P49"/>
      <text:p text:style-name="P50"><text:a xlink:type="simple" xlink:href="http://www.jellythink.com/archives/705" text:style-name="Internet_20_link" text:visited-style-name="Visited_20_Internet_20_Link">http://www.jellythink.com/archives/705</text:a></text:p>
      <text:p text:style-name="P67"><text:a xlink:type="simple" xlink:href="http://www.cnblogs.com/gyming/p/5781121.html" text:style-name="Internet_20_link" text:visited-style-name="Visited_20_Internet_20_Link">http://www.cnblogs.com/gyming/p/5781121.html</text:a></text:p>
      <text:p text:style-name="P67"/>
      <text:p text:style-name="P50"/>
      <text:p text:style-name="P46"/>
      <text:p text:style-name="P42"/>
      <text:p text:style-name="P42"/>
      <text:p text:style-name="P39"/>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0">Namespaces, Cgroups and OS virtualization</text:p>
      <text:p text:style-name="P10"/>
      <text:p text:style-name="P10"/>
      <text:list xml:id="list513200571424051801" text:style-name="L2">
        <text:list-item>
          <text:p text:style-name="P58"><text:soft-page-break/>six namespaces implemented, four going to be implemented.</text:p>
          <text:p text:style-name="P58">mnt, net, ipc, uts, user, pid</text:p>
        </text:list-item>
      </text:list>
      <text:list xml:id="list194800182218514993" text:style-name="L3">
        <text:list-item>
          <text:p text:style-name="P59">system call: setns() → nsenter: used to set process in ns.</text:p>
        </text:list-item>
        <text:list-item>
          <text:p text:style-name="P59">Command to process virtualization: unshare, ipcs, <text:span text:style-name="T8">mount</text:span></text:p>
          <text:p text:style-name="P60">man 2 setns: man man <text:span text:style-name="T9">for different level's explain.</text:span></text:p>
          <text:p text:style-name="P59"/>
        </text:list-item>
        <text:list-item>
          <text:p text:style-name="P61">Echo $$; ipcs; <text:s/>unshare --ipc /bin/bash; ipcmk –queue</text:p>
        </text:list-item>
      </text:list>
      <text:p text:style-name="P11"/>
      <text:p text:style-name="P12">cgroups (control groups) subsystem is a Resource Management solution <text:s/>providing a generic process-grouping framework. <text:s/><text:span text:style-name="T10">Namespaces provide per process resource isolation solution, cgroups provide resource management solution(handling groups).</text:span></text:p>
      <text:p text:style-name="P12"/>
      <text:p text:style-name="P12"/>
      <text:p text:style-name="P13">Fdisk: <text:s/>a dialog-driven program for creation and manipulation of partition tables.</text:p>
      <text:p text:style-name="P14">Fsadm</text:p>
      <text:p text:style-name="P14">vgs</text:p>
      <text:p text:style-name="P14">pvdisplay</text:p>
      <text:p text:style-name="P15">resize2fs</text:p>
      <text:p text:style-name="P16">mkfs</text:p>
      <text:p text:style-name="P16">parted</text:p>
      <text:p text:style-name="P16">fstab</text:p>
      <text:p text:style-name="P16">blkid -o list</text:p>
      <text:p text:style-name="P17">lsblk</text:p>
      <text:p text:style-name="P18">df</text:p>
      <text:p text:style-name="P18">cat /proc/partitions</text:p>
      <text:p text:style-name="P18">quotacheck</text:p>
      <text:p text:style-name="P19">mdadm</text:p>
      <text:p text:style-name="P19">setfacl</text:p>
      <text:p text:style-name="P19"/>
      <text:p text:style-name="P9">5 storage driver presentation: <text:s text:c="2"/>http://dockone.io/article/1513 </text:p>
      <text:p text:style-name="P28">KUBE-DNS </text:p>
      <text:p text:style-name="P43"><text:a xlink:type="simple" xlink:href="https://www.kubernetes.org.cn/2050.html" text:style-name="Internet_20_link" text:visited-style-name="Visited_20_Internet_20_Link">https://www.kubernetes.org.cn/2050.html</text:a></text:p>
      <text:p text:style-name="P43"/>
      <text:p text:style-name="P43"/>
      <text:p text:style-name="P43"><text:soft-page-break/>netfilter 和 路由：勾子函数，数据包的走向</text:p>
      <text:p text:style-name="P44"><text:a xlink:type="simple" xlink:href="http://itindex.net/detail/49448-linux-数据包-路由" text:style-name="Internet_20_link" text:visited-style-name="Visited_20_Internet_20_Link">http://itindex.net/detail/49448-linux-%E6%95%B0%E6%8D%AE%E5%8C%85-%E8%B7%AF%E7%94%B1</text:a></text:p>
      <text:p text:style-name="P44"/>
      <text:p text:style-name="P44">钩子实际上是一个处理消息的 程序段 ，通过 系统调用 ，把它挂入系统。<text:line-break/>每当特定的消息发出，在没有到达目的窗口前， 钩子程序 就先捕获该消息，亦即 钩子函数 先得到控制权。<text:line-break/>这时钩子函数即可以加工处理（改变）该消息，<text:line-break/>也可以不作处理而继续传递该消息，<text:line-break/>还可以强制结束消息的传递。</text:p>
      <text:p text:style-name="P44"/>
      <text:p text:style-name="P44"><text:span text:style-name="Strong_20_Emphasis"><text:span text:style-name="T11">arping -I eth1 192.168.129.76 -b &amp;</text:span></text:span></text:p>
      <text:p text:style-name="P44"><text:span text:style-name="Strong_20_Emphasis"><text:span text:style-name="T11"/></text:span></text:p>
      <text:p text:style-name="P44"><text:span text:style-name="Strong_20_Emphasis"><text:span text:style-name="T11"/></text:span></text:p>
      <text:p text:style-name="P44"><text:span text:style-name="Strong_20_Emphasis"><text:span text:style-name="T11">tcp tcpdump</text:span></text:span></text:p>
      <text:p text:style-name="P63"><text:a xlink:type="simple" xlink:href="http://blog.csdn.net/cbbbc/article/details/48897363" text:style-name="Internet_20_link" text:visited-style-name="Visited_20_Internet_20_Link"><text:span text:style-name="Strong_20_Emphasis"><text:span text:style-name="T12">http://blog.csdn.net/cbbbc/article/details/48897363</text:span></text:span></text:a></text:p>
      <text:p text:style-name="P68"><text:span text:style-name="Strong_20_Emphasis"><text:span text:style-name="T12">只捕获TCP SYN包：</text:span></text:span></text:p>
      <text:list xml:id="list5465208412780859842" text:style-name="L4">
        <text:list-item>
          <text:p text:style-name="P70"># tcpdump -i &lt;interface&gt; "tcp[tcpflags] &amp; (tcp-syn) != 0"</text:p>
        </text:list-item>
      </text:list>
      <text:p text:style-name="P69">只捕获TCP ACK包：</text:p>
      <text:list xml:id="list39182522568057474" text:style-name="L5">
        <text:list-item>
          <text:p text:style-name="P71"># tcpdump -i &lt;interface&gt; "tcp[tcpflags] &amp; (tcp-ack) != 0"</text:p>
        </text:list-item>
      </text:list>
      <text:p text:style-name="P69">只捕获TCP FIN包：</text:p>
      <text:list xml:id="list1998213984189484829" text:style-name="L6">
        <text:list-item>
          <text:p text:style-name="P72"># tcpdump -i &lt;interface&gt; "tcp[tcpflags] &amp; (tcp-fin) != 0"</text:p>
        </text:list-item>
      </text:list>
      <text:p text:style-name="P69">之捕获TCP SYN或ACK包：</text:p>
      <text:list xml:id="list1702537333781198648" text:style-name="L7">
        <text:list-item>
          <text:p text:style-name="P73"># tcpdump -r &lt;interface&gt; "tcp[tcpflags] &amp; (tcp-syn|tcp-ack) != 0"</text:p>
        </text:list-item>
      </text:list>
      <text:p text:style-name="P63"><text:span text:style-name="Strong_20_Emphasis"><text:span text:style-name="T12"/></text:span></text:p>
      <text:p text:style-name="P64"><text:a xlink:type="simple" xlink:href="http://blog.csdn.net/gamekit/article/details/53898802" text:style-name="Internet_20_link" text:visited-style-name="Visited_20_Internet_20_Link"><text:span text:style-name="Strong_20_Emphasis"><text:span text:style-name="T13">http://blog.csdn.net/gamekit/article/details/53898802</text:span></text:span></text:a></text:p>
      <text:p text:style-name="P64"><text:span text:style-name="Strong_20_Emphasis"><text:span text:style-name="T13">TCP ACK PRINCIPLE</text:span></text:span></text:p>
      <text:p text:style-name="P64"><text:span text:style-name="Strong_20_Emphasis"><text:span text:style-name="T13"/></text:span></text:p>
      <text:p text:style-name="P64"><text:span text:style-name="Strong_20_Emphasis"><text:span text:style-name="T13">synproxy:</text:span></text:span></text:p>
      <text:p text:style-name="P65"><text:a xlink:type="simple" xlink:href="http://blog.csdn.net/dog250/article/details/77920696?reload" text:style-name="Internet_20_link" text:visited-style-name="Visited_20_Internet_20_Link"><text:span text:style-name="Strong_20_Emphasis"><text:span text:style-name="T14">http://blog.csdn.net/dog250/article/details/77920696?reload</text:span></text:span></text:a></text:p>
      <text:p text:style-name="P65"><text:span text:style-name="Strong_20_Emphasi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1:17:05.217301068</meta:creation-date>
    <meta:generator>LibreOffice/5.0.6.2$Linux_X86_64 LibreOffice_project/00$Build-2</meta:generator>
    <meta:editing-duration>P36DT15H21M34S</meta:editing-duration>
    <meta:editing-cycles>37</meta:editing-cycles>
    <dc:date>2017-11-01T11:38:16.463178946</dc:date>
    <meta:document-statistic meta:table-count="0" meta:image-count="0" meta:object-count="0" meta:page-count="11" meta:paragraph-count="253" meta:word-count="2327" meta:character-count="10704" meta:non-whitespace-character-count="9080"/>
  </office:meta>
</office:document-meta>
</file>